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color="#0066b3" fo:font-style="italic" style:font-style-asian="italic" style:font-style-complex="italic"/>
    </style:style>
    <style:style style:name="P3" style:family="paragraph" style:parent-style-name="Standard">
      <style:text-properties fo:color="#0066b3" fo:font-style="italic" officeooo:rsid="0024919b" officeooo:paragraph-rsid="0024919b" style:font-style-asian="italic" style:font-style-complex="italic"/>
    </style:style>
    <style:style style:name="P4" style:family="paragraph" style:parent-style-name="Standard">
      <style:text-properties fo:color="#0066b3" fo:font-style="italic" officeooo:rsid="00257181" officeooo:paragraph-rsid="0024919b" style:font-style-asian="italic" style:font-style-complex="italic"/>
    </style:style>
    <style:style style:name="P5" style:family="paragraph" style:parent-style-name="Standard">
      <style:text-properties fo:color="#00864b"/>
    </style:style>
    <style:style style:name="P6" style:family="paragraph" style:parent-style-name="Standard">
      <style:text-properties officeooo:paragraph-rsid="00213093"/>
    </style:style>
    <style:style style:name="P7" style:family="paragraph" style:parent-style-name="Standard">
      <style:text-properties officeooo:rsid="00257181" officeooo:paragraph-rsid="00257181"/>
    </style:style>
    <style:style style:name="P8" style:family="paragraph" style:parent-style-name="Standard">
      <style:text-properties fo:color="#00a65d" fo:font-style="italic" officeooo:rsid="0024919b" officeooo:paragraph-rsid="0024919b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257181" officeooo:paragraph-rsid="00257181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2e9069" officeooo:paragraph-rsid="002c72c7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paragraph-rsid="003c1d92" fo:background-color="#1e1e1e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3d627e" officeooo:paragraph-rsid="003d627e" fo:background-color="#1e1e1e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16" style:family="paragraph" style:parent-style-name="Standard">
      <style:text-properties officeooo:rsid="0036afc4" officeooo:paragraph-rsid="0036afc4"/>
    </style:style>
    <style:style style:name="P17" style:family="paragraph" style:parent-style-name="Standard">
      <style:text-properties officeooo:rsid="004934ca" officeooo:paragraph-rsid="004934ca"/>
    </style:style>
    <style:style style:name="P18" style:family="paragraph" style:parent-style-name="Text_20_body">
      <style:text-properties officeooo:rsid="002a51f0" officeooo:paragraph-rsid="002a51f0"/>
    </style:style>
    <style:style style:name="P19" style:family="paragraph" style:parent-style-name="Text_20_body">
      <style:text-properties officeooo:paragraph-rsid="002c72c7"/>
    </style:style>
    <style:style style:name="P20" style:family="paragraph" style:parent-style-name="Text_20_body">
      <style:text-properties officeooo:rsid="002c72c7" officeooo:paragraph-rsid="002c72c7"/>
    </style:style>
    <style:style style:name="P21" style:family="paragraph" style:parent-style-name="Text_20_body">
      <style:text-properties officeooo:rsid="002ddc93" officeooo:paragraph-rsid="002ddc93"/>
    </style:style>
    <style:style style:name="P22" style:family="paragraph" style:parent-style-name="Text_20_body">
      <style:text-properties fo:font-weight="normal" officeooo:paragraph-rsid="0043b829"/>
    </style:style>
    <style:style style:name="P23" style:family="paragraph" style:parent-style-name="Text_20_body">
      <style:text-properties officeooo:rsid="002e9069" officeooo:paragraph-rsid="002e9069"/>
    </style:style>
    <style:style style:name="P24" style:family="paragraph" style:parent-style-name="Text_20_body">
      <style:text-properties officeooo:rsid="00309dbb" officeooo:paragraph-rsid="00309dbb"/>
    </style:style>
    <style:style style:name="P25" style:family="paragraph" style:parent-style-name="Text_20_body">
      <style:text-properties fo:color="#00a65d" fo:font-style="italic" officeooo:rsid="00309dbb" officeooo:paragraph-rsid="00309dbb" style:font-style-asian="italic" style:font-style-complex="italic"/>
    </style:style>
    <style:style style:name="P26" style:family="paragraph" style:parent-style-name="Text_20_body">
      <style:text-properties officeooo:rsid="00336ca0" officeooo:paragraph-rsid="00336ca0"/>
    </style:style>
    <style:style style:name="P27" style:family="paragraph" style:parent-style-name="Text_20_body">
      <style:text-properties fo:color="#72bf44" fo:font-style="italic" officeooo:rsid="00336ca0" officeooo:paragraph-rsid="00336ca0" style:font-style-asian="italic" style:font-style-complex="italic"/>
    </style:style>
    <style:style style:name="P28" style:family="paragraph" style:parent-style-name="Text_20_body">
      <style:text-properties officeooo:rsid="0036afc4" officeooo:paragraph-rsid="0036afc4"/>
    </style:style>
    <style:style style:name="P29" style:family="paragraph" style:parent-style-name="Text_20_body">
      <style:text-properties officeooo:paragraph-rsid="003c1d92"/>
    </style:style>
    <style:style style:name="P30" style:family="paragraph" style:parent-style-name="Text_20_body">
      <style:text-properties officeooo:paragraph-rsid="003c84a6"/>
    </style:style>
    <style:style style:name="P31" style:family="paragraph" style:parent-style-name="Text_20_body">
      <style:text-properties fo:font-style="normal" fo:font-weight="normal" officeooo:rsid="0043b829" officeooo:paragraph-rsid="0043b829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rsid="0043b829" officeooo:paragraph-rsid="0045a16e"/>
    </style:style>
    <style:style style:name="P33" style:family="paragraph" style:parent-style-name="Text_20_body">
      <style:text-properties officeooo:paragraph-rsid="00463fc1"/>
    </style:style>
    <style:style style:name="P34" style:family="paragraph" style:parent-style-name="Text_20_body">
      <style:text-properties fo:color="#d4d4d4" style:font-name="Droid Sans Mono" fo:font-size="10.5pt" fo:font-weight="normal" officeooo:paragraph-rsid="002c72c7" fo:background-color="#1e1e1e"/>
    </style:style>
    <style:style style:name="P35" style:family="paragraph" style:parent-style-name="Text_20_body">
      <style:text-properties fo:font-style="italic" officeooo:rsid="00475406" style:font-style-asian="italic" style:font-style-complex="italic"/>
    </style:style>
    <style:style style:name="P36" style:family="paragraph" style:parent-style-name="Text_20_body">
      <style:text-properties fo:color="#0066b3" fo:font-style="italic" fo:font-weight="normal" officeooo:rsid="0043b829" officeooo:paragraph-rsid="0045a16e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margin-top="0in" fo:margin-bottom="0in" loext:contextual-spacing="false" fo:orphans="2" fo:widows="2" fo:padding="0in" fo:border="none"/>
      <style:text-properties fo:font-variant="normal" fo:text-transform="none" fo:color="#212121" style:font-name="dejavu sans mono" fo:font-size="8.25pt" fo:letter-spacing="normal" fo:font-style="normal" fo:font-weight="normal"/>
    </style:style>
    <style:style style:name="P38" style:family="paragraph" style:parent-style-name="Standard">
      <style:text-properties officeooo:rsid="0036afc4" officeooo:paragraph-rsid="0036afc4"/>
    </style:style>
    <style:style style:name="P39" style:family="paragraph" style:parent-style-name="Text_20_body" style:list-style-name="L1">
      <style:text-properties officeooo:rsid="002a51f0" officeooo:paragraph-rsid="002a51f0"/>
    </style:style>
    <style:style style:name="P40" style:family="paragraph" style:parent-style-name="Text_20_body" style:list-style-name="L3">
      <style:text-properties officeooo:paragraph-rsid="003c1d92"/>
    </style:style>
    <style:style style:name="P41" style:family="paragraph" style:parent-style-name="Text_20_body" style:list-style-name="L3">
      <style:text-properties officeooo:rsid="0037e80b" officeooo:paragraph-rsid="0037e80b"/>
    </style:style>
    <style:style style:name="P42" style:family="paragraph" style:parent-style-name="Text_20_body" style:list-style-name="L3">
      <style:text-properties officeooo:rsid="003a2e50" officeooo:paragraph-rsid="003a2e50"/>
    </style:style>
    <style:style style:name="P43" style:family="paragraph" style:parent-style-name="Text_20_body" style:list-style-name="L4">
      <style:text-properties officeooo:rsid="003c84a6" officeooo:paragraph-rsid="003c84a6"/>
    </style:style>
    <style:style style:name="P44" style:family="paragraph" style:parent-style-name="Text_20_body" style:list-style-name="L5">
      <style:text-properties fo:font-style="normal" fo:font-weight="normal" officeooo:rsid="0043b829" officeooo:paragraph-rsid="0043b829" style:font-style-asian="normal" style:font-weight-asian="normal" style:font-style-complex="normal" style:font-weight-complex="normal"/>
    </style:style>
    <style:style style:name="P45" style:family="paragraph" style:parent-style-name="Text_20_body" style:list-style-name="L6">
      <style:text-properties fo:font-style="normal" fo:font-weight="normal" officeooo:rsid="0043b829" officeooo:paragraph-rsid="0043b829" style:font-style-asian="normal" style:font-weight-asian="normal" style:font-style-complex="normal" style:font-weight-complex="normal"/>
    </style:style>
    <style:style style:name="P46" style:family="paragraph" style:parent-style-name="Text_20_body" style:list-style-name="L7">
      <style:text-properties officeooo:rsid="00463fc1" officeooo:paragraph-rsid="00463fc1"/>
    </style:style>
    <style:style style:name="P47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12121" style:font-name="dejavu sans mono" fo:font-size="8.25pt" fo:letter-spacing="normal" fo:font-style="normal" fo:font-weight="normal"/>
    </style:style>
    <style:style style:name="P48" style:family="paragraph" style:parent-style-name="Heading_20_1">
      <style:paragraph-properties fo:break-before="page"/>
    </style:style>
    <style:style style:name="T1" style:family="text">
      <style:text-properties fo:color="#0066b3" fo:font-style="italic" style:font-style-asian="italic" style:font-style-complex="italic"/>
    </style:style>
    <style:style style:name="T2" style:family="text">
      <style:text-properties fo:color="#0066b3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72bf44"/>
    </style:style>
    <style:style style:name="T4" style:family="text">
      <style:text-properties officeooo:rsid="001eb929"/>
    </style:style>
    <style:style style:name="T5" style:family="text">
      <style:text-properties officeooo:rsid="00254321"/>
    </style:style>
    <style:style style:name="T6" style:family="text">
      <style:text-properties fo:color="#569cd6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9cdcfe" style:font-name="Droid Sans Mono" fo:font-size="10.5pt" fo:font-style="italic" fo:font-weight="normal" officeooo:rsid="003c1d92" fo:background-color="#1e1e1e" loext:char-shading-value="0" style:font-style-asian="italic" style:font-style-complex="italic"/>
    </style:style>
    <style:style style:name="T12" style:family="text">
      <style:text-properties fo:color="#9cdcfe" style:font-name="Droid Sans Mono" fo:font-size="10.5pt" fo:background-color="#1e1e1e" loext:char-shading-value="0"/>
    </style:style>
    <style:style style:name="T13" style:family="text">
      <style:text-properties fo:color="#ce9178"/>
    </style:style>
    <style:style style:name="T14" style:family="text">
      <style:text-properties fo:color="#ce9178" officeooo:rsid="003536a6"/>
    </style:style>
    <style:style style:name="T15" style:family="text">
      <style:text-properties fo:color="#ce9178" style:font-name="Droid Sans Mono" fo:font-size="10.5pt" fo:font-style="italic" fo:font-weight="normal" officeooo:rsid="003c1d92" fo:background-color="#1e1e1e" loext:char-shading-value="0" style:font-style-asian="italic" style:font-style-complex="italic"/>
    </style:style>
    <style:style style:name="T16" style:family="text">
      <style:text-properties fo:color="#ce9178" style:font-name="Droid Sans Mono" fo:font-size="10.5pt" fo:background-color="#1e1e1e" loext:char-shading-value="0"/>
    </style:style>
    <style:style style:name="T17" style:family="text">
      <style:text-properties fo:color="#ce9178" style:font-name="Droid Sans Mono" fo:font-size="10.5pt" fo:font-weight="normal" fo:background-color="#1e1e1e" loext:char-shading-value="0"/>
    </style:style>
    <style:style style:name="T18" style:family="text">
      <style:text-properties fo:color="#b5cea8"/>
    </style:style>
    <style:style style:name="T19" style:family="text">
      <style:text-properties fo:color="#4ec9b0"/>
    </style:style>
    <style:style style:name="T20" style:family="text">
      <style:text-properties fo:color="#4ec9b0" style:font-name="Droid Sans Mono" fo:font-size="10.5pt" fo:font-weight="normal" fo:background-color="#1e1e1e" loext:char-shading-value="0"/>
    </style:style>
    <style:style style:name="T21" style:family="text">
      <style:text-properties fo:color="#4ec9b0" style:font-name="Droid Sans Mono" fo:font-size="10.5pt" fo:background-color="#1e1e1e" loext:char-shading-value="0"/>
    </style:style>
    <style:style style:name="T22" style:family="text">
      <style:text-properties fo:color="#dcdcaa"/>
    </style:style>
    <style:style style:name="T23" style:family="text">
      <style:text-properties fo:color="#dcdcaa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size="10.5pt" fo:font-weight="normal" fo:background-color="#1e1e1e" loext:char-shading-value="0"/>
    </style:style>
    <style:style style:name="T25" style:family="text">
      <style:text-properties fo:color="#d4d4d4" style:font-name="Droid Sans Mono" fo:font-size="10.5pt" fo:background-color="#1e1e1e" loext:char-shading-value="0"/>
    </style:style>
    <style:style style:name="T26" style:family="text">
      <style:text-properties fo:color="#d4d4d4" style:font-name="Droid Sans Mono" fo:font-size="10.5pt" fo:font-style="italic" fo:font-weight="normal" officeooo:rsid="003c1d92" fo:background-color="#1e1e1e" loext:char-shading-value="0" style:font-style-asian="italic" style:font-style-complex="italic"/>
    </style:style>
    <style:style style:name="T27" style:family="text">
      <style:text-properties fo:color="#c41a16"/>
    </style:style>
    <style:style style:name="T28" style:family="text">
      <style:text-properties fo:color="#881391"/>
    </style:style>
    <style:style style:name="T29" style:family="text">
      <style:text-properties fo:color="#222222"/>
    </style:style>
    <style:style style:name="T30" style:family="text">
      <style:text-properties fo:font-variant="normal" fo:text-transform="none" fo:color="#d4d4d4" style:font-name="Droid Sans Mono" fo:font-size="10.5pt" fo:letter-spacing="normal" fo:font-style="italic" fo:font-weight="normal" fo:background-color="#1e1e1e" loext:char-shading-value="0"/>
    </style:style>
    <style:style style:name="T31" style:family="text">
      <style:text-properties fo:font-variant="normal" fo:text-transform="none" fo:color="#565656" style:font-name="Droid Sans Mono" fo:font-size="10.5pt" fo:letter-spacing="normal" fo:font-style="italic" fo:font-weight="normal" fo:background-color="#1e1e1e" loext:char-shading-value="0"/>
    </style:style>
    <style:style style:name="T32" style:family="text">
      <style:text-properties fo:font-variant="normal" fo:text-transform="none" fo:color="#c41a16" style:font-name="Droid Sans Mono" fo:font-size="10.5pt" fo:letter-spacing="normal" fo:font-style="italic" fo:font-weight="normal" fo:background-color="#1e1e1e" loext:char-shading-value="0"/>
    </style:style>
    <style:style style:name="T33" style:family="text">
      <style:text-properties officeooo:rsid="003536a6"/>
    </style:style>
    <style:style style:name="T34" style:family="text">
      <style:text-properties officeooo:rsid="0038f78b"/>
    </style:style>
    <style:style style:name="T35" style:family="text">
      <style:text-properties officeooo:rsid="003c1d9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c1d92" style:font-style-asian="italic" style:font-style-complex="italic"/>
    </style:style>
    <style:style style:name="T38" style:family="text">
      <style:text-properties fo:font-style="italic" officeooo:rsid="00463fc1" style:font-style-asian="italic" style:font-style-complex="italic"/>
    </style:style>
    <style:style style:name="T39" style:family="text">
      <style:text-properties fo:font-style="italic" officeooo:rsid="00475406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c586c0"/>
    </style:style>
    <style:style style:name="T42" style:family="text">
      <style:text-properties fo:color="#c586c0" style:font-name="Droid Sans Mono" fo:font-size="10.5pt" fo:font-style="italic" fo:font-weight="normal" officeooo:rsid="003c1d92" fo:background-color="#1e1e1e" loext:char-shading-value="0" style:font-style-asian="italic" style:font-style-complex="italic"/>
    </style:style>
    <style:style style:name="T43" style:family="text">
      <style:text-properties fo:color="#c586c0" style:font-name="Droid Sans Mono" fo:font-size="10.5pt" fo:font-weight="normal" fo:background-color="#1e1e1e" loext:char-shading-value="0"/>
    </style:style>
    <style:style style:name="T44" style:family="text">
      <style:text-properties fo:color="#c586c0" style:font-name="Droid Sans Mono" fo:font-size="10.5pt" fo:background-color="#1e1e1e" loext:char-shading-value="0"/>
    </style:style>
    <style:style style:name="T45" style:family="text">
      <style:text-properties officeooo:rsid="003c84a6"/>
    </style:style>
    <style:style style:name="T46" style:family="text">
      <style:text-properties fo:color="#6a9955" style:font-name="Droid Sans Mono" fo:font-size="10.5pt" fo:font-style="italic" fo:font-weight="normal" officeooo:rsid="003c1d92" fo:background-color="#1e1e1e" loext:char-shading-value="0" style:font-style-asian="italic" style:font-style-complex="italic"/>
    </style:style>
    <style:style style:name="T47" style:family="text">
      <style:text-properties fo:font-style="normal" officeooo:rsid="0043b829" style:font-style-asian="normal" style:font-weight-asian="normal" style:font-style-complex="normal" style:font-weight-complex="normal"/>
    </style:style>
    <style:style style:name="T48" style:family="text">
      <style:text-properties officeooo:rsid="00463fc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49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=&gt; Objects in javascript are collection of key value pairs.</text:p>
      <text:p text:style-name="Standard">=&gt; If a function is inside of an object then we will call them "Method".</text:p>
      <text:p text:style-name="Standard">=&gt; In Javascript function are objects. For example</text:p>
      <text:p text:style-name="Standard">=&gt; If a function is call as a Method of an Object "this" will return the object. Like person.walk();</text:p>
      <text:p text:style-name="Standard">=&gt; If a function is called as standalone function then "this" will return global object that is window object in browser.</text:p>
      <text:p text:style-name="Standard"/>
      <text:p text:style-name="P2">const walked = person.walk.bind(person);</text:p>
      <text:p text:style-name="P2">walk();</text:p>
      <text:p text:style-name="Standard"/>
      <text:p text:style-name="Standard">=&gt; Now when we call walked() function then walked() as a sandalone function, "this" will always return 'person' object.</text:p>
      <text:p text:style-name="Standard"/>
      <text:p text:style-name="Standard"/>
      <text:p text:style-name="Standard"/>
      <text:h text:style-name="Heading_20_2" text:outline-level="2">ARROW FUNCTIONS</text:h>
      <text:p text:style-name="P2">const square = function(number) {</text:p>
      <text:p text:style-name="P2"><text:s text:c="2"/>return number * number;</text:p>
      <text:p text:style-name="P2">};</text:p>
      <text:p text:style-name="Standard"/>
      <text:p text:style-name="Standard">=&gt; Equivalent to this function with Arrow function which is in ES6 is:</text:p>
      <text:p text:style-name="Standard"/>
      <text:p text:style-name="P2">const square = number =&gt; number*number;</text:p>
      <text:p text:style-name="Standard"/>
      <text:p text:style-name="Standard">=&gt; We can have no parenthesis for a single arguement but requires for multiple arguement.</text:p>
      <text:p text:style-name="Standard"/>
      <text:p text:style-name="P2">const multiply = (num1, num2) =&gt; num1 * num2;</text:p>
      <text:p text:style-name="Standard"/>
      <text:p text:style-name="Standard"/>
      <text:h text:style-name="Heading_20_2" text:outline-level="2">ARROW FUNCTIONS AND 'THIS':</text:h>
      <text:p text:style-name="Standard"/>
      <text:p text:style-name="P17">When we use <text:span text:style-name="T49">this </text:span><text:span text:style-name="T50">in a normal function which is inside a class then </text:span><text:span text:style-name="T49">this </text:span><text:span text:style-name="T50">refers to the function itself not the class because in Javascript function itself is an object. So we cannot access variables inside class but outside this function by </text:span><text:span text:style-name="T49">this </text:span><text:span text:style-name="T50">keyword. To make </text:span><text:span text:style-name="T49">this </text:span><text:span text:style-name="T50">refer to it’s class we need to bind </text:span><text:span text:style-name="T49">this, </text:span><text:span text:style-name="T50">so arrow function rebinds </text:span><text:span text:style-name="T49">this </text:span><text:span text:style-name="T50">and make it point to it’s class. In this way we can access variable inside class outside this function by </text:span><text:span text:style-name="T49">this.</text:span></text:p>
      <text:p text:style-name="Standard"/>
      <text:p text:style-name="P2">const person = {</text:p>
      <text:p text:style-name="P2"><text:s text:c="2"/>talk() {</text:p>
      <text:p text:style-name="P2"><text:s text:c="4"/>setTimeout(function() {</text:p>
      <text:p text:style-name="P2"><text:s text:c="6"/>console.log("this", this);</text:p>
      <text:p text:style-name="P2"><text:s text:c="4"/>}, 1000);</text:p>
      <text:p text:style-name="P2"><text:s text:c="2"/>}</text:p>
      <text:p text:style-name="P2">};</text:p>
      <text:p text:style-name="P2"/>
      <text:p text:style-name="P2">person.talk();</text:p>
      <text:p text:style-name="Standard"><text:soft-page-break/></text:p>
      <text:p text:style-name="Standard">=&gt; This will return window object in console like:</text:p>
      <text:p text:style-name="Standard"/>
      <text:p text:style-name="P5">this Window {postMessage: ƒ, blur: ƒ, focus: ƒ, close: ƒ, parent: Window, …}</text:p>
      <text:p text:style-name="Standard"/>
      <text:p text:style-name="Standard">=&gt; This is returning window object because Timeout is standalone function in this case. But if we declare a variabe explicitly outside of the callback function for 'this' then it will return it's obect like:</text:p>
      <text:p text:style-name="Standard"/>
      <text:p text:style-name="P2">const person = {</text:p>
      <text:p text:style-name="P2"><text:s text:c="2"/>talk() {</text:p>
      <text:p text:style-name="P2"><text:s text:c="4"/>var self = this;</text:p>
      <text:p text:style-name="P2"><text:s text:c="4"/>setTimeout(function() {</text:p>
      <text:p text:style-name="P2"><text:s text:c="6"/>console.log("this", self);</text:p>
      <text:p text:style-name="P2"><text:s text:c="4"/>}, 1000);</text:p>
      <text:p text:style-name="P2"><text:s text:c="2"/>}</text:p>
      <text:p text:style-name="P2">};</text:p>
      <text:p text:style-name="P2"/>
      <text:p text:style-name="P2">person.talk();</text:p>
      <text:p text:style-name="Standard"/>
      <text:p text:style-name="Standard">=&gt; But Arrow function don't rebinds 'this' keyword:</text:p>
      <text:p text:style-name="Standard"/>
      <text:p text:style-name="P2">const person = {</text:p>
      <text:p text:style-name="P2"><text:s text:c="2"/>talk() {</text:p>
      <text:p text:style-name="P2"><text:s text:c="4"/>setTimeout(() =&gt; {</text:p>
      <text:p text:style-name="P2"><text:s text:c="6"/>console.log("this", this);</text:p>
      <text:p text:style-name="P2"><text:s text:c="4"/>}, 1000);</text:p>
      <text:p text:style-name="P2"><text:s text:c="2"/>}</text:p>
      <text:p text:style-name="P2">};</text:p>
      <text:p text:style-name="P2"/>
      <text:p text:style-name="P2">person.talk();</text:p>
      <text:p text:style-name="Standard"/>
      <text:p text:style-name="Standard"/>
      <text:h text:style-name="Heading_20_2" text:outline-level="2">ARRAY MAP in ES6:</text:h>
      <text:p text:style-name="Standard"/>
      <text:p text:style-name="P2">const colors = ["red", "green", "blue"];</text:p>
      <text:p text:style-name="Standard"><text:span text:style-name="T1">const items = colors.map(color =&gt; `&lt;li&gt;${color}&lt;/li&gt;`);</text:span> // <text:span text:style-name="T3">`....` (BackTic Character) is template literals</text:span> <text:span text:style-name="T3">in ES6. Here we can define a template for our string. What we input inside ${} will be rendered dynamically.</text:span></text:p>
      <text:p text:style-name="Standard"/>
      <text:p text:style-name="P2">console.log(items);</text:p>
      <text:p text:style-name="P2">document.write(items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2" text:outline-level="2">OBJECT DESTRUCTURING</text:h>
      <text:p text:style-name="Standard"/>
      <text:p text:style-name="P2">const address = {</text:p>
      <text:p text:style-name="P2"><text:s text:c="2"/>street: "<text:span text:style-name="T4">K</text:span>adaghari",</text:p>
      <text:p text:style-name="P2"><text:s text:c="2"/>city: "Kathmandu",</text:p>
      <text:p text:style-name="P2"><text:s text:c="2"/>country: "Nepal"</text:p>
      <text:p text:style-name="P2">};</text:p>
      <text:p text:style-name="P1"/>
      <text:p text:style-name="P2">const { street: st, city, country } = address;</text:p>
      <text:p text:style-name="P2"/>
      <text:p text:style-name="P2">console.log(st, city, country);</text:p>
      <text:p text:style-name="Standard"/>
      <text:p text:style-name="Standard"/>
      <text:h text:style-name="Heading_20_2" text:outline-level="2">SPREAD OPERATOR</text:h>
      <text:p text:style-name="Standard"/>
      <text:p text:style-name="P2">const first = [1, 2, 3];</text:p>
      <text:p text:style-name="P2">const second = [4, 5, 6];</text:p>
      <text:p text:style-name="P2">const third = [7, 8, 9];</text:p>
      <text:p text:style-name="P2"/>
      <text:p text:style-name="P2">const combined = [...first, 5, ...second, 8, ...third];</text:p>
      <text:p text:style-name="P2"/>
      <text:p text:style-name="P2">console.log(combined);</text:p>
      <text:p text:style-name="Standard"/>
      <text:p text:style-name="Standard">=&gt; Using spread operator we could easily clone an array</text:p>
      <text:p text:style-name="Standard"/>
      <text:p text:style-name="P3"><text:span text:style-name="T5">const </text:span>cloned = [...first];</text:p>
      <text:p text:style-name="P3">console.log(cloned);</text:p>
      <text:p text:style-name="P3"/>
      <text:p text:style-name="P8">[1, 2, 3]</text:p>
      <text:p text:style-name="P4"/>
      <text:p text:style-name="P7"/>
      <text:p text:style-name="P7">=&gt; We could also apply spread operator in objects</text:p>
      <text:p text:style-name="P7"/>
      <text:p text:style-name="P10"><text:span text:style-name="T6">const</text:span> <text:span text:style-name="T9">PersonName</text:span> = { <text:span text:style-name="T9">Name:</text:span> <text:span text:style-name="T13">"Surya Prasad Bhandari"</text:span> };</text:p>
      <text:p text:style-name="P9"><text:span text:style-name="T6">const</text:span> <text:span text:style-name="T9">PersonAge</text:span> = { <text:span text:style-name="T9">Age:</text:span> <text:span text:style-name="T18">26</text:span> };</text:p>
      <text:p text:style-name="P14"/>
      <text:p text:style-name="P9"><text:span text:style-name="T6">const</text:span> <text:span text:style-name="T9">PersonInfo</text:span> = { ...<text:span text:style-name="T9">PersonName</text:span>, ...<text:span text:style-name="T9">PersonAge</text:span> };</text:p>
      <text:p text:style-name="P14"/>
      <text:p text:style-name="P9"><text:span text:style-name="T19">console</text:span>.<text:span text:style-name="T22">log</text:span>(<text:span text:style-name="T9">PersonInfo</text:span>);</text:p>
      <text:p text:style-name="Text_20_body"/>
      <text:p text:style-name="P18"/>
      <text:list xml:id="list1022810856" text:style-name="L1">
        <text:list-item>
          <text:p text:style-name="P39"><text:soft-page-break/>We could also clone objects in Javascript</text:p>
        </text:list-item>
      </text:list>
      <text:p text:style-name="P19"><text:span text:style-name="T7">const</text:span><text:span text:style-name="T24"> </text:span><text:span text:style-name="T10">clonedName</text:span><text:span text:style-name="T24"> = { ...</text:span><text:span text:style-name="T10">PersonName</text:span><text:span text:style-name="T24"> };</text:span></text:p>
      <text:p text:style-name="P19"><text:span text:style-name="T20">console</text:span><text:span text:style-name="T24">.</text:span><text:span text:style-name="T23">log</text:span><text:span text:style-name="T24">(</text:span><text:span text:style-name="T10">clonedName</text:span><text:span text:style-name="T24">);</text:span></text:p>
      <text:p text:style-name="P34"/>
      <text:p text:style-name="P20">Result:</text:p>
      <text:p text:style-name="P19"><text:span text:style-name="T30">{</text:span><text:span text:style-name="T31">Name</text:span><text:span text:style-name="T30">: </text:span><text:span text:style-name="T32">"Surya Prasad Bhandari"</text:span><text:span text:style-name="T30">}</text:span></text:p>
      <text:list xml:id="list2790351055" text:style-name="L2">
        <text:list-item>
          <text:list>
            <text:list-item>
              <text:p text:style-name="P47"><text:span text:style-name="T28">Name</text:span>: <text:span text:style-name="T29">"</text:span><text:span text:style-name="T27">Surya Prasad Bhandari</text:span><text:span text:style-name="T29">"</text:span></text:p>
            </text:list-item>
            <text:list-item>
              <text:p text:style-name="P47"><text:span text:style-name="T28">__proto__</text:span>: Object</text:p>
            </text:list-item>
          </text:list>
        </text:list-item>
      </text:list>
      <text:p text:style-name="P37"/>
      <text:p text:style-name="P21"/>
      <text:h text:style-name="Heading_20_2" text:outline-level="2">CLASSES</text:h>
      <text:p text:style-name="P23"/>
      <text:p text:style-name="P11"><text:span text:style-name="T6">class</text:span> <text:span text:style-name="T19">Person</text:span> {</text:p>
      <text:p text:style-name="P9"><text:span text:style-name="T6">constructor</text:span>(<text:span text:style-name="T9">name</text:span>) {</text:p>
      <text:p text:style-name="P9"><text:span text:style-name="T6">this</text:span>.<text:span text:style-name="T9">name</text:span> = <text:span text:style-name="T9">name</text:span>;</text:p>
      <text:p text:style-name="P9">}</text:p>
      <text:p text:style-name="P14"/>
      <text:p text:style-name="P9"><text:span text:style-name="T22">walk</text:span>() {</text:p>
      <text:p text:style-name="P9"><text:span text:style-name="T19">console</text:span>.<text:span text:style-name="T22">log</text:span>(<text:span text:style-name="T6">this</text:span>.<text:span text:style-name="T9">name</text:span>, <text:span text:style-name="T13">"can walk."</text:span>);</text:p>
      <text:p text:style-name="P9">}</text:p>
      <text:p text:style-name="P9">}</text:p>
      <text:p text:style-name="P14"/>
      <text:p text:style-name="P9"><text:span text:style-name="T6">const</text:span> <text:span text:style-name="T9">Surya</text:span> = <text:span text:style-name="T6">new</text:span> <text:span text:style-name="T19">Person</text:span>(<text:span text:style-name="T13">"Surya Prasad Bhandari"</text:span>);</text:p>
      <text:p text:style-name="P9"><text:span text:style-name="T6">const</text:span> <text:span text:style-name="T9">Bran</text:span> = <text:span text:style-name="T6">new</text:span> <text:span text:style-name="T19">Person</text:span>(<text:span text:style-name="T13">"Bran Stark"</text:span>);</text:p>
      <text:p text:style-name="P9"><text:span text:style-name="T9">Surya</text:span>.<text:span text:style-name="T22">walk</text:span>();</text:p>
      <text:p text:style-name="P9"><text:span text:style-name="T9">Bran</text:span>.<text:span text:style-name="T22">walk</text:span>();</text:p>
      <text:p text:style-name="P9"/>
      <text:p text:style-name="P24">Result:</text:p>
      <text:p text:style-name="P25">Surya Prasad Bhandari can walk.</text:p>
      <text:p text:style-name="P25">Bran Stark can walk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2" text:outline-level="2"><text:soft-page-break/>INHERITANCE</text:h>
      <text:p text:style-name="Text_20_body"/>
      <text:p text:style-name="P9"><text:span text:style-name="T6">class</text:span> <text:span text:style-name="T19">Person</text:span> {</text:p>
      <text:p text:style-name="P9"><text:span text:style-name="T6">constructor</text:span>(<text:span text:style-name="T9">name</text:span>) {</text:p>
      <text:p text:style-name="P9"><text:span text:style-name="T6">this</text:span>.<text:span text:style-name="T9">name</text:span> = <text:span text:style-name="T9">name</text:span>;</text:p>
      <text:p text:style-name="P9">}</text:p>
      <text:p text:style-name="P14"/>
      <text:p text:style-name="P9"><text:span text:style-name="T22">walk</text:span>() {</text:p>
      <text:p text:style-name="P9"><text:span text:style-name="T19">console</text:span>.<text:span text:style-name="T22">log</text:span>(<text:span text:style-name="T6">this</text:span>.<text:span text:style-name="T9">name</text:span>, <text:span text:style-name="T13">"can walk."</text:span>);</text:p>
      <text:p text:style-name="P9">}</text:p>
      <text:p text:style-name="P9">}</text:p>
      <text:p text:style-name="P14"/>
      <text:p text:style-name="P9"><text:span text:style-name="T6">class</text:span> <text:span text:style-name="T19">Teacher</text:span> <text:span text:style-name="T6">extends</text:span> <text:span text:style-name="T19">Person</text:span> {</text:p>
      <text:p text:style-name="P9"><text:span text:style-name="T6">constructor</text:span>(<text:span text:style-name="T9">name</text:span>, <text:span text:style-name="T9">degree</text:span>) {</text:p>
      <text:p text:style-name="P9"><text:span text:style-name="T6">super</text:span>(<text:span text:style-name="T9">name</text:span>);</text:p>
      <text:p text:style-name="P9"><text:span text:style-name="T6">this</text:span>.<text:span text:style-name="T9">degree</text:span> = <text:span text:style-name="T9">degree</text:span>;</text:p>
      <text:p text:style-name="P9">}</text:p>
      <text:p text:style-name="P14"/>
      <text:p text:style-name="P9"><text:span text:style-name="T22">teach</text:span>() {</text:p>
      <text:p text:style-name="P9"><text:span text:style-name="T19">console</text:span>.<text:span text:style-name="T22">log</text:span>(</text:p>
      <text:p text:style-name="P9"><text:span text:style-name="T6">this</text:span>.<text:span text:style-name="T9">name</text:span> +</text:p>
      <text:p text:style-name="P9"><text:span text:style-name="T13">" can teach, obviously"</text:span> +</text:p>
      <text:p text:style-name="P9"><text:span text:style-name="T13">" because he has </text:span><text:span text:style-name="T14">an</text:span><text:span text:style-name="T13">"</text:span> +</text:p>
      <text:p text:style-name="P9"><text:span text:style-name="T6">this</text:span>.<text:span text:style-name="T9">degree</text:span> +</text:p>
      <text:p text:style-name="P15">" degree."</text:p>
      <text:p text:style-name="P9">);</text:p>
      <text:p text:style-name="P9">}</text:p>
      <text:p text:style-name="P9">}</text:p>
      <text:p text:style-name="P14"/>
      <text:p text:style-name="P9"><text:span text:style-name="T6">const</text:span> <text:span text:style-name="T9">mosh</text:span> = <text:span text:style-name="T6">new</text:span> <text:span text:style-name="T19">Teacher</text:span>(<text:span text:style-name="T13">"Mosh Hamedami"</text:span>, <text:span text:style-name="T13">"MSc"</text:span>);</text:p>
      <text:p text:style-name="P9"><text:span text:style-name="T9">mosh</text:span>.<text:span text:style-name="T22">walk</text:span>();</text:p>
      <text:p text:style-name="P9"><text:span text:style-name="T9">mosh</text:span>.<text:span text:style-name="T22">teach</text:span>();</text:p>
      <text:p text:style-name="P9"/>
      <text:p text:style-name="P26">Result:</text:p>
      <text:p text:style-name="P27">Mosh Hamedami can walk.</text:p>
      <text:p text:style-name="P27">Mosh Hamedami can teach, obviously because he has <text:span text:style-name="T33">an </text:span>MSc degree.</text:p>
      <text:p text:style-name="P9"/>
      <text:p text:style-name="P9"/>
      <text:p text:style-name="P28"/>
      <text:p text:style-name="P16"><text:span text:style-name="T49"/></text:p>
      <text:h text:style-name="P48" text:outline-level="1">MODULES</text:h>
      <text:p text:style-name="Text_20_body"/>
      <text:list xml:id="list3549826498" text:style-name="L3">
        <text:list-item>
          <text:p text:style-name="P41">Instead of writing all code in one files we can write code in different files <text:span text:style-name="T34">and these different files are call modules.</text:span></text:p>
        </text:list-item>
        <text:list-item>
          <text:p text:style-name="P42">Lets save Person class in person.js file and Teacher class in teacher.js file.</text:p>
        </text:list-item>
        <text:list-item>
          <text:p text:style-name="P40"><text:span text:style-name="T35">Modules have class private so other class cannot access by default. In order to make them public we should prefix the class with </text:span><text:span text:style-name="T37">export. </text:span></text:p>
        </text:list-item>
      </text:list>
      <text:p text:style-name="P12"><text:span text:style-name="T41">export</text:span> <text:span text:style-name="T6">class</text:span> <text:span text:style-name="T19">Teacher</text:span> <text:span text:style-name="T6">extends</text:span> <text:span text:style-name="T19">Person</text:span> {</text:p>
      <text:p text:style-name="P29"/>
      <text:list xml:id="list4208005823" text:style-name="L4">
        <text:list-item>
          <text:p text:style-name="P43">To access this class from other files we have an import statement.</text:p>
        </text:list-item>
      </text:list>
      <text:p text:style-name="P30"><text:span text:style-name="T45"><text:tab/></text:span><text:span text:style-name="T37"><text:tab/></text:span><text:span text:style-name="T42">import</text:span><text:span text:style-name="T26"> { </text:span><text:span text:style-name="T11">Person</text:span><text:span text:style-name="T26"> } </text:span><text:span text:style-name="T42">from</text:span><text:span text:style-name="T26"> </text:span><text:span text:style-name="T15">"./person"</text:span><text:span text:style-name="T26">; </text:span><text:span text:style-name="T46">// We dont write teacher.js. It's Javascript way</text:span></text:p>
      <text:p text:style-name="P13"/>
      <text:h text:style-name="Heading_20_2" text:outline-level="2">NAMED AND DEFAULT EXPORTS</text:h>
      <text:p text:style-name="Text_20_body"><text:span text:style-name="T40"/></text:p>
      <text:list xml:id="list3659394126" text:style-name="L5">
        <text:list-item>
          <text:p text:style-name="P44">In <text:span text:style-name="T36">teacher.js</text:span> we will make class <text:span text:style-name="T36">Teacher </text:span>default export</text:p>
        </text:list-item>
      </text:list>
      <text:p text:style-name="P22"><text:span text:style-name="T47"><text:tab/><text:tab/></text:span><text:span text:style-name="T44">export</text:span><text:span text:style-name="T25"> </text:span><text:span text:style-name="T44">default</text:span><text:span text:style-name="T25"> </text:span><text:span text:style-name="T8">class</text:span><text:span text:style-name="T25"> </text:span><text:span text:style-name="T21">Teacher</text:span><text:span text:style-name="T25"> </text:span><text:span text:style-name="T8">extends</text:span><text:span text:style-name="T25"> </text:span><text:span text:style-name="T21">Person</text:span><text:span text:style-name="T25"> {</text:span></text:p>
      <text:list xml:id="list45878750" text:style-name="L6">
        <text:list-item>
          <text:p text:style-name="P45">Now in <text:span text:style-name="T36">index.js </text:span>we can call <text:span text:style-name="T36">Teacher </text:span>class as</text:p>
        </text:list-item>
      </text:list>
      <text:p text:style-name="P22"><text:span text:style-name="T47"><text:tab/><text:tab/></text:span><text:span text:style-name="T44">import</text:span><text:span text:style-name="T25"> </text:span><text:span text:style-name="T12">Teacher</text:span><text:span text:style-name="T25"> </text:span><text:span text:style-name="T44">from</text:span><text:span text:style-name="T25"> </text:span><text:span text:style-name="T16">"./teacher"</text:span><text:span text:style-name="T25">;</text:span></text:p>
      <text:p text:style-name="P9"/>
      <text:p text:style-name="P31">Default: <text:span text:style-name="T1">import ….. from “….”</text:span></text:p>
      <text:p text:style-name="P32">Named: <text:span text:style-name="T1">import {….} from </text:span><text:span text:style-name="T2">“….”</text:span></text:p>
      <text:p text:style-name="P36"/>
      <text:list xml:id="list2263730972" text:style-name="L7">
        <text:list-item>
          <text:p text:style-name="P46">Lets look at import from react modules:</text:p>
        </text:list-item>
      </text:list>
      <text:p text:style-name="P33"><text:span text:style-name="T48"><text:tab/><text:tab/></text:span><text:span text:style-name="T43">import</text:span><text:span text:style-name="T24"> </text:span><text:span text:style-name="T10">React</text:span><text:span text:style-name="T24">, { </text:span><text:span text:style-name="T10">component</text:span><text:span text:style-name="T24"> } </text:span><text:span text:style-name="T43">from</text:span><text:span text:style-name="T24"> </text:span><text:span text:style-name="T17">"react"</text:span><text:span text:style-name="T24">;</text:span></text:p>
      <text:p text:style-name="Text_20_body"><text:tab/><text:tab/><text:span text:style-name="T38">here “./react” is not used because we use “./” for our own modules which is part of our <text:tab/><text:tab/><text:tab/>project </text:span><text:span text:style-name="T39">but react is not part of our project but a third party library which is stored inside of the </text:span></text:p>
      <text:p text:style-name="P35"><text:tab/><text:tab/>node modules fold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28:14.783653818</meta:creation-date>
    <dc:date>2019-06-09T14:49:14.732664602</dc:date>
    <meta:editing-duration>PT1H55M38S</meta:editing-duration>
    <meta:editing-cycles>40</meta:editing-cycles>
    <meta:generator>LibreOffice/6.0.6.2$Linux_X86_64 LibreOffice_project/00m0$Build-2</meta:generator>
    <meta:document-statistic meta:table-count="0" meta:image-count="0" meta:object-count="0" meta:page-count="6" meta:paragraph-count="146" meta:word-count="849" meta:character-count="5122" meta:non-whitespace-character-count="4346"/>
  </office:meta>
</office:document-meta>
</file>